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1.132cm" svg:y="0.109cm" svg:width="13.305cm" svg:height="6.669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12.478cm" svg:y="-0.37cm" svg:width="14.046cm" svg:height="7.325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4" text:anchor-type="paragraph" svg:x="12.876cm" svg:y="6.646cm" svg:width="12.802cm" svg:height="6.854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3" text:anchor-type="paragraph" svg:x="-1.453cm" svg:y="6.394cm" svg:width="14.332cm" svg:height="6.521cm" draw:z-index="4"><draw:object xlink:href="./Object 3" xlink:type="simple" xlink:show="embed" xlink:actuate="onLoad"/><draw:image xlink:href="./ObjectReplacements/Object 3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6" text:anchor-type="paragraph" svg:x="-1.231cm" svg:y="0.487cm" svg:width="13.82cm" svg:height="3.163cm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5" text:anchor-type="paragraph" svg:x="12.887cm" svg:y="0.381cm" svg:width="14.621cm" svg:height="3.281cm" draw:z-index="5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16T08:57:04.97</dc:date>
    <dc:creator>Simon Rispal</dc:creator>
    <meta:editing-duration>PT1H16M14S</meta:editing-duration>
    <meta:editing-cycles>9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4cm" svg:height="6.669cm" xlink:href="." xlink:type="simple" chart:class="chart:line" chart:style-name="ch1">
        <chart:title svg:x="3.531cm" svg:y="0.084cm" chart:style-name="ch2">
          <text:p>progression prévue et effective</text:p>
        </chart:title>
        <chart:legend svg:x="1.242cm" svg:y="0.909cm" style:legend-expansion="custom" chartooo:width="4.405cm" chartooo:height="1.948cm" style:legend-expansion-aspect-ratio="2.26129363449692" chart:style-name="ch3"/>
        <chart:plot-area chart:style-name="ch4" chart:data-source-has-labels="both" svg:x="0.514cm" svg:y="0.695cm" svg:width="12.37cm" svg:height="5.701cm">
          <chartooo:coordinate-region svg:x="1.241cm" svg:y="0.908cm" svg:width="11.643cm" svg:height="4.8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70955165692008">
                <text:p>0.27095516569200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5cm" svg:height="7.325cm" xlink:href="." xlink:type="simple" chart:class="chart:line" chart:style-name="ch1">
        <chart:title svg:x="-0.42cm" svg:y="0.291cm" chart:style-name="ch2">
          <text:p>nombre d'heure réalisée et nombre d'heures estimée en fonction du temps</text:p>
        </chart:title>
        <chart:legend svg:x="1.467cm" svg:y="1.545cm" style:legend-expansion="custom" chartooo:width="3.639cm" chartooo:height="1.597cm" style:legend-expansion-aspect-ratio="2.27864746399499" chart:style-name="ch3"/>
        <chart:plot-area chart:style-name="ch4" chart:data-source-has-labels="both" svg:x="0.038cm" svg:y="1.106cm" svg:width="12.962cm" svg:height="5.662cm">
          <chartooo:coordinate-region svg:x="0.845cm" svg:y="1.319cm" svg:width="12.155cm" svg:height="4.776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52cm" xlink:href="." xlink:type="simple" chart:class="chart:bar" chart:style-name="ch1">
        <chart:title svg:x="3cm" svg:y="0.266cm" chart:style-name="ch2">
          <text:p>rendement horaire en fonction du temps </text:p>
        </chart:title>
        <chart:legend svg:x="2.306cm" svg:y="1.481cm" style:legend-expansion="custom" chartooo:width="2.953cm" chartooo:height="1.421cm" style:legend-expansion-aspect-ratio="2.07811400422238" chart:style-name="ch3"/>
        <chart:plot-area chart:style-name="ch4" chart:data-source-has-labels="both" svg:x="0.613cm" svg:y="0.688cm" svg:width="13.52cm" svg:height="5.884cm">
          <chartooo:coordinate-region svg:x="1.525cm" svg:y="0.9cm" svg:width="12.608cm" svg:height="4.99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office:value-type="percentage" office:value="0.07">
            <text:p>7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/01/2015</text:date>, <text:time>08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9">
            <text:p>19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2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/01/2015</text:date>, <text:time>08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